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c001e" draw:fill="solid" draw:fill-color="#579d1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color="#2c001e" draw:fill="solid" draw:fill-color="#c5000b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1.3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7cm" svg:height="2.6cm" svg:x="6.8cm" svg:y="9.4cm">
          <text:p text:style-name="P1">Działanie</text:p>
          <text:p text:style-name="P1">popraw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4.7cm" svg:height="2.9cm" svg:x="14.7cm" svg:y="4.9cm">
          <text:p text:style-name="P1">Liczenie czas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4cm" svg:height="2.8cm" svg:x="7.9cm" svg:y="1.9cm">
          <text:p text:style-name="P1">STOP</text:p>
          <text:p text:style-name="P1">awaryjn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3.1cm" svg:height="2.3cm" svg:x="1.9cm" svg:y="18.6cm">
          <text:p text:style-name="P1">Start</text:p>
          <text:p text:style-name="P1">system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5.1cm" svg:height="3.2cm" svg:x="13cm" svg:y="16.2cm">
          <text:p text:style-name="P1">Wysłanie danych</text:p>
          <text:p text:style-name="P1">diagnostyczny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2.5cm" svg:y1="10.7cm" svg:x2="17.05cm" svg:y2="7.8cm" draw:start-shape="id1" draw:start-glue-point="10" draw:end-shape="id2" draw:end-glue-point="8" svg:d="M12500 10700c3034 0 4550-966 4550-2900" svg:viewBox="0 0 4551 2901">
          <text:p text:style-name="P1">Sygnał okresowy</text:p>
        </draw:connector>
        <draw:connector draw:style-name="gr5" draw:text-style-name="P1" draw:layer="layout" draw:type="curve" svg:x1="17.05cm" svg:y1="4.9cm" svg:x2="11.9cm" svg:y2="3.3cm" draw:start-shape="id2" draw:start-glue-point="4" draw:end-shape="id3" draw:end-glue-point="10" svg:d="M17050 4900c0-1067-1716-1600-5150-1600" svg:viewBox="0 0 5151 1601">
          <text:p/>
        </draw:connector>
        <draw:connector draw:style-name="gr4" draw:text-style-name="P1" draw:layer="layout" draw:type="curve" draw:line-skew="-2.474cm" svg:x1="7.9cm" svg:y1="3.3cm" svg:x2="6.8cm" svg:y2="10.7cm" draw:start-shape="id3" draw:start-glue-point="6" draw:end-shape="id1" svg:d="M7900 3300c-6112 0-5562 7400-1100 7400" svg:viewBox="0 0 4519 7401">
          <text:p text:style-name="P1">Naciśnięcie</text:p>
          <text:p text:style-name="P2">„RESET”</text:p>
        </draw:connector>
        <draw:connector draw:style-name="gr4" draw:text-style-name="P1" draw:layer="layout" draw:type="curve" draw:line-skew="0.949cm" svg:x1="9.65cm" svg:y1="9.4cm" svg:x2="9.9cm" svg:y2="4.7cm" draw:start-shape="id1" draw:start-glue-point="4" draw:end-shape="id3" draw:end-glue-point="8" svg:d="M9650 9400c0-2100 250 250 250-4700" svg:viewBox="0 0 251 4701">
          <text:p text:style-name="P1">Sygnał STOP</text:p>
        </draw:connector>
        <draw:connector draw:style-name="gr4" draw:text-style-name="P1" draw:layer="layout" draw:type="curve" draw:line-skew="-0.079cm" svg:x1="11.666cm" svg:y1="11.62cm" svg:x2="17.354cm" svg:y2="16.668cm" draw:start-shape="id1" draw:start-glue-point="9" draw:end-shape="id4" draw:end-glue-point="11" svg:d="M11666 11620c0 3603 5688 1079 5688 5048" svg:viewBox="0 0 5689 5049">
          <text:p text:style-name="P1">Co 1s</text:p>
        </draw:connector>
        <draw:connector draw:style-name="gr5" draw:text-style-name="P1" draw:layer="layout" draw:type="curve" svg:x1="13cm" svg:y1="17.8cm" svg:x2="9.65cm" svg:y2="12cm" draw:start-shape="id4" draw:start-glue-point="6" draw:end-shape="id1" draw:end-glue-point="8" svg:d="M13000 17800c-2234 0-3350-1933-3350-5800" svg:viewBox="0 0 3351 5801">
          <text:p/>
        </draw:connector>
        <draw:custom-shape draw:style-name="gr2" draw:text-style-name="P1" xml:id="id6" draw:id="id6" draw:layer="layout" svg:width="4.3cm" svg:height="3.5cm" svg:x="1.3cm" svg:y="13.3cm">
          <text:p text:style-name="P1">Oczekiwanie</text:p>
          <text:p text:style-name="P1">na połączeni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draw:layer="layout" draw:type="curve" svg:x1="3.45cm" svg:y1="18.6cm" svg:x2="3.45cm" svg:y2="16.8cm" draw:start-shape="id5" draw:start-glue-point="4" draw:end-shape="id6" draw:end-glue-point="8" svg:d="M3450 18600v-1800" svg:viewBox="0 0 1 1801">
          <text:p/>
        </draw:connector>
        <draw:connector draw:style-name="gr5" draw:text-style-name="P1" draw:layer="layout" draw:type="curve" svg:x1="3.45cm" svg:y1="13.3cm" svg:x2="7.634cm" svg:y2="11.62cm" draw:start-shape="id6" draw:start-glue-point="4" draw:end-shape="id1" draw:end-glue-point="7" svg:d="M3450 13300c0-973 4184-134 4184-1680" svg:viewBox="0 0 4185 16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otr Banaszkiewicz</meta:initial-creator>
    <meta:creation-date>2015-05-17T17:58:14.253447412</meta:creation-date>
    <dc:date>2015-05-17T18:05:37.782315698</dc:date>
    <dc:creator>Piotr Banaszkiewicz</dc:creator>
    <meta:editing-duration>P0D</meta:editing-duration>
    <meta:editing-cycles>1</meta:editing-cycles>
    <meta:document-statistic meta:object-count="14"/>
    <meta:generator>LibreOffice/4.2.8.2$Linux_X86_64 LibreOffice_project/420m0$Build-2</meta:generator>
  </office:meta>
</office:document-meta>
</file>